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0c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- <text:span text:style-name="T1">create new database</text:span></text:p>
      <text:p text:style-name="Standard"/>
      <text:p text:style-name="Standard"><text:tab/><text:tab/>‘<text:span text:style-name="T1">use database’ where datatbase is the name of the database you want to create</text:span></text:p>
      <text:p text:style-name="Standard"/>
      <text:p text:style-name="Standard"><text:tab/><text:span text:style-name="T1">this will also switch to that database in the mongo shell</text:span></text:p>
      <text:p text:style-name="Standard"/>
      <text:p text:style-name="Standard">- <text:span text:style-name="T1">show all collection names in a database</text:span></text:p>
      <text:p text:style-name="Standard"/>
      <text:p text:style-name="Standard"><text:tab/><text:tab/>‘<text:span text:style-name="T1">database.getCollectionNames()’ where database is the name of the database you are <text:tab/><text:tab/><text:tab/>using</text:span></text:p>
      <text:p text:style-name="Standard"/>
      <text:p text:style-name="Standard">- <text:span text:style-name="T1">show all entries in a collection</text:span></text:p>
      <text:p text:style-name="Standard"/>
      <text:p text:style-name="Standard"><text:tab/><text:tab/>‘<text:span text:style-name="T1">db.collectionName.find()’</text:span></text:p>
      <text:p text:style-name="Standard"><text:tab/><text:tab/><text:tab/><text:span text:style-name="T1">or</text:span></text:p>
      <text:p text:style-name="Standard"><text:tab/><text:tab/>‘<text:span text:style-name="T1">db.collectionName.find({})’ where collectionName is the name of the collection you <text:tab/><text:tab/><text:tab/>are wanting the entries from, ‘db’ is used literally in this case.</text:span></text:p>
      <text:p text:style-name="Standard"/>
      <text:p text:style-name="Standard">- <text:span text:style-name="T1">remove all entries in a collection</text:span></text:p>
      <text:p text:style-name="Standard"/>
      <text:p text:style-name="Standard"><text:tab/><text:tab/>‘<text:span text:style-name="T1">db.collectionName.remove({})’ where collectionName is the name of the collection in <text:tab/><text:tab/><text:tab/>question</text:span></text:p>
      <text:p text:style-name="Standard"/>
      <text:p text:style-name="Standard">- <text:span text:style-name="T1">remove specific entry from collection</text:span></text:p>
      <text:p text:style-name="Standard"/>
      <text:p text:style-name="Standard"><text:tab/>https://www.w3resource.com/mongodb/shell-methods/collection/db-collection-remove.php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0T18:38:53.447204164</meta:creation-date>
    <dc:date>2020-04-27T00:59:46.533066339</dc:date>
    <meta:editing-duration>PT41S</meta:editing-duration>
    <meta:editing-cycles>2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3" meta:word-count="105" meta:character-count="772" meta:non-whitespace-character-count="656"/>
  </office:meta>
</office:document-meta>
</file>